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ACB9C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ACB9CA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2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94.5pt" style:use-optimal-row-height="false" fo:break-before="auto"/>
    </style:style>
    <style:style style:name="ro3" style:family="table-row">
      <style:table-row-properties style:row-height="123pt" style:use-optimal-row-height="false" fo:break-before="auto"/>
    </style:style>
    <style:style style:name="ro4" style:family="table-row">
      <style:table-row-properties style:row-height="93pt" style:use-optimal-row-height="false" fo:break-before="auto"/>
    </style:style>
    <style:style style:name="ro5" style:family="table-row">
      <style:table-row-properties style:row-height="111.75pt" style:use-optimal-row-height="false" fo:break-before="auto"/>
    </style:style>
    <style:style style:name="ro6" style:family="table-row">
      <style:table-row-properties style:row-height="96.75pt" style:use-optimal-row-height="false" fo:break-before="auto"/>
    </style:style>
    <style:style style:name="ro7" style:family="table-row">
      <style:table-row-properties style:row-height="113.2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87.75pt" style:use-optimal-row-height="false" fo:break-before="auto"/>
    </style:style>
    <style:style style:name="ro12" style:family="table-row">
      <style:table-row-properties style:row-height="105.75pt" style:use-optimal-row-height="fals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91.5pt" style:use-optimal-row-height="false" fo:break-before="auto"/>
    </style:style>
    <style:style style:name="ro15" style:family="table-row">
      <style:table-row-properties style:row-height="90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ichier JS</text:p>
          </table:table-cell>
          <table:table-cell office:value-type="string" table:style-name="ce2">
            <text:p>Lignes de code testées</text:p>
          </table:table-cell>
          <table:table-cell office:value-type="string" table:style-name="ce2">
            <text:p>Fonction testée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Comment vérifier le résultat attendu</text:p>
          </table:table-cell>
          <table:table-cell office:value-type="string" table:style-name="ce3">
            <text:p>Problème possi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ndex.js</text:p>
          </table:table-cell>
          <table:table-cell office:value-type="string" table:style-name="ce5">
            <text:p>5 à 23</text:p>
          </table:table-cell>
          <table:table-cell office:value-type="string" table:style-name="ce6">
            <text:p>affichageListeTeddies</text:p>
          </table:table-cell>
          <table:table-cell office:value-type="string" table:style-name="ce7">
            <text:p>La fonction doit retourner</text:p>
            <text:p><text:s/>dans le html l’ensemble</text:p>
            <text:p><text:s/>des produits avec leurs caractéristiques (name, description…)</text:p>
          </table:table-cell>
          <table:table-cell office:value-type="string" table:style-name="ce7">
            <text:p>L’affichage des produits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s produits sont<text:s/></text:p>
            <text:p>inexistants sur la page<text:s/></text:p>
            <text:p>html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index.js</text:p>
          </table:table-cell>
          <table:table-cell office:value-type="string" table:style-name="ce4">
            <text:p>26 à 42</text:p>
          </table:table-cell>
          <table:table-cell office:value-type="string" table:style-name="ce8">
            <text:p>getTeddiesProducts</text:p>
            <text:p>(fetch)</text:p>
          </table:table-cell>
          <table:table-cell office:value-type="string" table:style-name="ce7">
            <text:p>L’affichage des produits</text:p>
            <text:p><text:s/>après l’appel api et<text:s/></text:p>
            <text:p>l’utilisation de la fonction forEach qui permet de récupérer les données du array dans l'ordre</text:p>
          </table:table-cell>
          <table:table-cell office:value-type="string" table:style-name="ce7">
            <text:p>L’affichage des produits sur la page</text:p>
            <text:p><text:s/>html, on peut aussi utiliser</text:p>
            <text:p><text:s/>des console.log()</text:p>
          </table:table-cell>
          <table:table-cell office:value-type="string" table:style-name="ce7">
            <text:p>les produits ne<text:s/></text:p>
            <text:p>s'affichent <text:s/>pas sur la page</text:p>
            <text:p>html. Problème API si l’appel fetch retourne un console.log('les produits ne sont pas disponible')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roduct.js</text:p>
          </table:table-cell>
          <table:table-cell office:value-type="string" table:style-name="ce4">
            <text:p>16 à 121</text:p>
          </table:table-cell>
          <table:table-cell office:value-type="string" table:style-name="ce4">
            <text:p>affichageListeProduits</text:p>
          </table:table-cell>
          <table:table-cell office:value-type="string" table:style-name="ce7">
            <text:p>La fonction doit retourner</text:p>
            <text:p><text:s/>dans le html un</text:p>
            <text:p><text:s/>produit avec ses caractéristiques (name, description…)/Boucle for..of doit récupérer toutes les options de couleurs</text:p>
          </table:table-cell>
          <table:table-cell office:value-type="string" table:style-name="ce7">
            <text:p>L’affichage des produits sur la page</text:p>
            <text:p><text:s/>html, 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produit ne</text:p>
            <text:p>s'affiche pas sur la page<text:s/></text:p>
            <text:p>html.</text:p>
            <text:p>L a boucle n'a pas récupéré les options de couleurs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product.js</text:p>
          </table:table-cell>
          <table:table-cell office:value-type="string" table:style-name="ce4">
            <text:p>56 à 120</text:p>
          </table:table-cell>
          <table:table-cell office:value-type="string" table:style-name="ce4">
            <text:p>addPanier</text:p>
          </table:table-cell>
          <table:table-cell office:value-type="string" table:style-name="ce7">
            <text:p>écouter l'évenement au click bouton</text:p>
            <text:p>pour envoyer le produit</text:p>
            <text:p>au localStorage. Augmenter la quantité d'un produit déjà présent</text:p>
            <text:p>dans le localSrorage</text:p>
          </table:table-cell>
          <table:table-cell office:value-type="string" table:style-name="ce7">
            <text:p>le produit(s) est (sont) <text:s/>ajouté(s) et s'affiche dans</text:p>
            <text:p>le localStorage sous format JSON<text:s/></text:p>
            <text:p/>
          </table:table-cell>
          <table:table-cell office:value-type="string" table:style-name="ce7">
            <text:p>le produit ne s'ajoute<text:s/></text:p>
            <text:p>pas et ne s'affiche pas<text:s/></text:p>
            <text:p>au localStorage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product.js</text:p>
          </table:table-cell>
          <table:table-cell office:value-type="string" table:style-name="ce4">
            <text:p>102 à 106</text:p>
          </table:table-cell>
          <table:table-cell office:value-type="string" table:style-name="ce4">
            <text:p>messageAjout</text:p>
          </table:table-cell>
          <table:table-cell office:value-type="string" table:style-name="ce7">
            <text:p>afficher un message au<text:s/></text:p>
            <text:p>click <text:s/>bouton indiquant l'ajour du produit au localStorage et</text:p>
            <text:p>la possibilité de voir son<text:s/></text:p>
            <text:p>panier</text:p>
          </table:table-cell>
          <table:table-cell office:value-type="string" table:style-name="ce7">
            <text:p><text:s/>le message d'alerte sera affiché<text:s/></text:p>
            <text:p>au click bouton sur la page html.</text:p>
            <text:p>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message d'alerte ne</text:p>
            <text:p>s'affiche pas sur la page</text:p>
            <text:p>html au click bouton<text:s/></text:p>
          </table:table-cell>
          <table:table-cell table:number-columns-repeated="16378"/>
        </table:table-row>
        <table:table-row table:style-name="ro7">
          <table:table-cell office:value-type="string" table:style-name="ce4">
            <text:p>product.js</text:p>
          </table:table-cell>
          <table:table-cell office:value-type="string" table:style-name="ce4">
            <text:p>123 à 139</text:p>
          </table:table-cell>
          <table:table-cell office:value-type="string" table:style-name="ce9">
            <text:p>getTeddy</text:p>
            <text:p>(fetch)</text:p>
          </table:table-cell>
          <table:table-cell office:value-type="string" table:style-name="ce7">
            <text:p>La fonction doit retourner</text:p>
            <text:p>un produit avec l'ensemble</text:p>
            <text:p>de ses caractéristiques<text:s/></text:p>
            <text:p>après appel Api</text:p>
          </table:table-cell>
          <table:table-cell office:value-type="string" table:style-name="ce7">
            <text:p>L’affichage d'un produit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 produit ne<text:s/></text:p>
            <text:p>s'affiche pas sur la page</text:p>
            <text:p>html. Problème API si</text:p>
            <text:p><text:s/>l’appel fetch retourne</text:p>
            <text:p><text:s/>un console.log('erreur api id')</text:p>
          </table:table-cell>
          <table:table-cell table:number-columns-repeated="16378"/>
        </table:table-row>
        <table:table-row table:style-name="ro8">
          <table:table-cell office:value-type="string" table:style-name="ce4">
            <text:p>basket.js</text:p>
          </table:table-cell>
          <table:table-cell office:value-type="string" table:style-name="ce4">
            <text:p>8 à 40</text:p>
          </table:table-cell>
          <table:table-cell office:value-type="string" table:style-name="ce4">
            <text:p>getPanier</text:p>
          </table:table-cell>
          <table:table-cell office:value-type="string" table:style-name="ce7">
            <text:p>si le panier est vide:<text:s/></text:p>
            <text:p>afficher sur la page html votre panier est vie, sinon récupérer les produits qui existent au localStorage</text:p>
            <text:p/>
          </table:table-cell>
          <table:table-cell office:value-type="string" table:style-name="ce7">
            <text:p>l'affichage du message : votre panier</text:p>
            <text:p>est vide. Ou l'affichage des produits</text:p>
            <text:p>du localStorage sur la page html</text:p>
          </table:table-cell>
          <table:table-cell office:value-type="string" table:style-name="ce7">
            <text:p>le message ou les<text:s/></text:p>
            <text:p>produits du localStorage<text:s/></text:p>
            <text:p>ne s'affichent pas sur<text:s/></text:p>
            <text:p>la page html</text:p>
          </table:table-cell>
          <table:table-cell table:number-columns-repeated="16378"/>
        </table:table-row>
        <table:table-row table:style-name="ro9">
          <table:table-cell office:value-type="string" table:style-name="ce4">
            <text:p>basket.js</text:p>
          </table:table-cell>
          <table:table-cell office:value-type="string" table:style-name="ce4">
            <text:p>42 à 65</text:p>
          </table:table-cell>
          <table:table-cell office:value-type="string" table:style-name="ce4">
            <text:p>btnSupprimer</text:p>
          </table:table-cell>
          <table:table-cell office:value-type="string" table:style-name="ce7">
            <text:p>supprimer un produit au<text:s/></text:p>
            <text:p>click bouton</text:p>
            <text:p/>
          </table:table-cell>
          <table:table-cell office:value-type="string" table:style-name="ce7">
            <text:p>Au click bouton le produit<text:s/></text:p>
            <text:p>séléctionné sera supprimé</text:p>
          </table:table-cell>
          <table:table-cell office:value-type="string" table:style-name="ce7">
            <text:p>Au click bouton le<text:s/></text:p>
            <text:p>produit séléctionné<text:s/></text:p>
            <text:p>ne sera pas supprimé</text:p>
          </table:table-cell>
          <table:table-cell table:number-columns-repeated="16378"/>
        </table:table-row>
        <table:table-row table:style-name="ro10">
          <table:table-cell office:value-type="string" table:style-name="ce4">
            <text:p>basket.js</text:p>
          </table:table-cell>
          <table:table-cell office:value-type="string" table:style-name="ce4">
            <text:p>68 à 94</text:p>
          </table:table-cell>
          <table:table-cell office:value-type="string" table:style-name="ce4">
            <text:p>prixPanier</text:p>
          </table:table-cell>
          <table:table-cell office:value-type="string" table:style-name="ce7">
            <text:p>La fonction doit retourner</text:p>
            <text:p>le prix total du panier</text:p>
          </table:table-cell>
          <table:table-cell office:value-type="string" table:style-name="ce10">
            <text:p>Affichage du prix total des produits<text:s/></text:p>
          </table:table-cell>
          <table:table-cell office:value-type="string" table:style-name="ce7">
            <text:p>le prix total ne s'affiche</text:p>
            <text:p>pas ou est erroné</text:p>
          </table:table-cell>
          <table:table-cell table:number-columns-repeated="16378"/>
        </table:table-row>
        <table:table-row table:style-name="ro11">
          <table:table-cell office:value-type="string" table:style-name="ce4">
            <text:p>basket.js</text:p>
          </table:table-cell>
          <table:table-cell office:value-type="string" table:style-name="ce4">
            <text:p>97 à 112</text:p>
          </table:table-cell>
          <table:table-cell office:value-type="string" table:style-name="ce4">
            <text:p>viderPanier</text:p>
          </table:table-cell>
          <table:table-cell office:value-type="string" table:style-name="ce7">
            <text:p>Au click bouton,la fonction</text:p>
            <text:p><text:s/>doit supprimer tout les</text:p>
            <text:p><text:s/>produits de la page<text:s/></text:p>
            <text:p>panier ainsi que le<text:s/></text:p>
            <text:p>localStorage</text:p>
          </table:table-cell>
          <table:table-cell office:value-type="string" table:style-name="ce7">
            <text:p>Au click bouton les produits du panier et du LocalStorage seront<text:s/></text:p>
            <text:p>supprimés</text:p>
          </table:table-cell>
          <table:table-cell office:value-type="string" table:style-name="ce7">
            <text:p>Au click bouton les<text:s/></text:p>
            <text:p>produits ne seront pas supprimés sur la page</text:p>
            <text:p>panier et/ou au</text:p>
            <text:p>localStorage</text:p>
          </table:table-cell>
          <table:table-cell table:number-columns-repeated="16378"/>
        </table:table-row>
        <table:table-row table:style-name="ro12">
          <table:table-cell office:value-type="string" table:style-name="ce4">
            <text:p>basket.js</text:p>
          </table:table-cell>
          <table:table-cell office:value-type="string" table:style-name="ce4">
            <text:p>122 à 125</text:p>
          </table:table-cell>
          <table:table-cell office:value-type="string" table:style-name="ce4">
            <text:p><text:s/>regExPrenomNomVille</text:p>
          </table:table-cell>
          <table:table-cell office:value-type="string" table:style-name="ce7">
            <text:p><text:s/>la fonction spécifie une</text:p>
            <text:p><text:s/>expression régulière contre<text:s/></text:p>
            <text:p>laquelle la valeur de l' élément est vérifiée lors de la soumission du formulaire.(Nom+Prénom+</text:p>
            <text:p>ville)</text:p>
          </table:table-cell>
          <table:table-cell office:value-type="string" table:style-name="ce7">
            <text:p>la validation du champ Nom et/ou<text:s/></text:p>
            <text:p>Prénom et/ou ville si les données</text:p>
            <text:p>saisies sont 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  <text:p/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128 à 130</text:p>
          </table:table-cell>
          <table:table-cell office:value-type="string" table:style-name="ce4">
            <text:p>rexExEmail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Email).</text:p>
          </table:table-cell>
          <table:table-cell office:value-type="string" table:style-name="ce7">
            <text:p>la validation du champ Email</text:p>
            <text:p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4">
          <table:table-cell office:value-type="string" table:style-name="ce4">
            <text:p>basket.js</text:p>
          </table:table-cell>
          <table:table-cell office:value-type="string" table:style-name="ce4">
            <text:p>133 à 135</text:p>
          </table:table-cell>
          <table:table-cell office:value-type="string" table:style-name="ce4">
            <text:p>rexExLadresse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Adresse).</text:p>
          </table:table-cell>
          <table:table-cell office:value-type="string" table:style-name="ce7">
            <text:p>la validation du champ Adresse<text:s/></text:p>
            <text:p><text:s/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232 à 261</text:p>
          </table:table-cell>
          <table:table-cell office:value-type="string" table:style-name="ce4">
            <text:p>order</text:p>
          </table:table-cell>
          <table:table-cell office:value-type="string" table:style-name="ce7">
            <text:p>au click bouton</text:p>
            <text:p>l'envoi des données saisies</text:p>
            <text:p>correctements et si le panier posséde au moins un produit au serveur/Api: envoi des données avec la<text:s/></text:p>
            <text:p>méthode post</text:p>
            <text:p><text:s/></text:p>
          </table:table-cell>
          <table:table-cell office:value-type="string" table:style-name="ce7">
            <text:p>l'envoi des données saisies au<text:s/></text:p>
            <text:p>localStorage</text:p>
          </table:table-cell>
          <table:table-cell office:value-type="string" table:style-name="ce7">
            <text:p>les données saisies</text:p>
            <text:p>ne sont pas envoyé</text:p>
            <text:p>au localStorage/</text:p>
            <text:p>Console.log("problème</text:p>
            <text:p>avec le serveur")</text:p>
            <text:p/>
          </table:table-cell>
          <table:table-cell table:number-columns-repeated="16378"/>
        </table:table-row>
        <table:table-row table:style-name="ro15">
          <table:table-cell office:value-type="string" table:style-name="ce4">
            <text:p>confirmation.js</text:p>
          </table:table-cell>
          <table:table-cell office:value-type="string" table:style-name="ce4">
            <text:p>11 à 19</text:p>
          </table:table-cell>
          <table:table-cell office:value-type="string" table:style-name="ce4">
            <text:p>confirmation</text:p>
          </table:table-cell>
          <table:table-cell office:value-type="string" table:style-name="ce7">
            <text:p>affichage des données</text:p>
            <text:p>saisies(nom+</text:p>
            <text:p>prénom+email) <text:s/>et le numéro de la commande (id) envoyé par le serveur</text:p>
            <text:p>au localStorage</text:p>
          </table:table-cell>
          <table:table-cell office:value-type="string" table:style-name="ce7">
            <text:p>les données affichées sur page<text:s/></text:p>
            <text:p>doivent correspondre à celles du</text:p>
            <text:p>localStorage</text:p>
            <text:p/>
          </table:table-cell>
          <table:table-cell office:value-type="string" table:style-name="ce7">
            <text:p>probléme API et/ou<text:s/></text:p>
            <text:p>localStorage</text:p>
          </table:table-cell>
          <table:table-cell table:number-columns-repeated="16378"/>
        </table:table-row>
        <table:table-row table:number-rows-repeated="1048560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lbz</meta:initial-creator>
    <dc:creator>slbz</dc:creator>
    <meta:creation-date>2021-07-09T08:58:47Z</meta:creation-date>
    <dc:date>2021-07-12T18:47:40Z</dc:date>
    <meta:print-date>2021-07-12T17:30:07Z</meta:print-date>
  </office:meta>
</office:document-meta>
</file>